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1563in" loext:contextual-spacing="false" fo:text-align="start" style:justify-single-word="false" fo:orphans="2" fo:widows="2" fo:text-indent="0in" style:auto-text-indent="false" fo:padding="0in" fo:border="none"/>
      <style:text-properties fo:font-variant="normal" fo:text-transform="none" fo:color="#000000" style:font-name="Open Sans" fo:font-size="10.5pt" fo:letter-spacing="normal" fo:font-style="normal" fo:font-weight="normal"/>
    </style:style>
    <style:style style:name="P2" style:family="paragraph" style:parent-style-name="Text_20_body">
      <style:paragraph-properties fo:margin-left="0in" fo:margin-right="0in" fo:margin-top="0in" fo:margin-bottom="0.1563in" loext:contextual-spacing="false" fo:text-align="start" style:justify-single-word="false" fo:orphans="2" fo:widows="2" fo:text-indent="0in" style:auto-text-indent="false" fo:padding="0in" fo:border="none"/>
      <style:text-properties fo:font-variant="normal" fo:text-transform="none" fo:color="#000000" style:font-name="Open Sans" fo:font-size="10.5pt" fo:letter-spacing="normal" fo:font-style="normal" fo:font-weight="normal" officeooo:paragraph-rsid="0007e454"/>
    </style:style>
    <style:style style:name="P3" style:family="paragraph" style:parent-style-name="Standard">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m ipsum dolor sit amet, consectetur adipiscing elit. Praesent tellus felis, consequat ut velit vitae, mollis rhoncus nisi. Pellentesque habitant morbi tristique senectus et netus et malesuada fames ac turpis egestas. Fusce maximus, augue et finibus egestas, sapien elit efficitur nunc, eget ultrices odio nisi ut massa. Etiam tincidunt suscipit maximus. Sed ut erat feugiat, consectetur eros pellentesque, vestibulum lorem. Duis lacinia augue tortor, eu porttitor tortor feugiat hendrerit. Suspendisse augue neque, condimentum non blandit a, pulvinar a nisl. Suspendisse auctor diam a nibh eleifend dictum. Duis ut placerat quam, in accumsan felis. Nulla facilisi.</text:p>
      <text:p text:style-name="P1">Nulla iaculis et dui vel feugiat. Praesent auctor ullamcorper ligula, ut varius massa molestie et. Mauris aliquam ultrices leo, ut lobortis arcu molestie eget. Mauris felis arcu, scelerisque ac orci vel, pretium ullamcorper lorem. Nunc finibus dictum pellentesque. Donec posuere nec mauris vel tempor. Nulla arcu sapien, elementum eu ex sed, sollicitudin rhoncus arcu. Phasellus sagittis venenatis malesuada.</text:p>
      <text:p text:style-name="P1">Nulla facilisi. Fusce hendrerit mollis lectus, vitae dictum nisi bibendum eget. Proin elementum, quam eu facilisis maximus, quam sapien cursus elit, a ornare lorem enim dapibus sapien. Suspendisse non ultrices augue. Praesent eget diam a dolor dapibus consectetur. Morbi ut justo gravida, tincidunt ante at, aliquet eros. Etiam tortor nisi, cursus eu sapien vel, ornare tincidunt augue. Integer eget nibh at ante egestas ornare. Morbi laoreet felis egestas rhoncus porta. Vestibulum tincidunt augue sit amet erat vulputate, eu rutrum augue maximus. Lorem ipsum dolor sit amet, consectetur adipiscing elit. Sed ut sagittis erat.</text:p>
      <text:p text:style-name="P1">Quisque at sem suscipit, congue dui sit amet, commodo ante. Nunc porttitor sit amet ligula id viverra. Nunc ultricies semper orci a maximus. Morbi eget nunc at quam egestas imperdiet at eget sapien. Proin quis neque lacinia, sagittis nisl sed, tincidunt libero. Curabitur bibendum volutpat ligula varius lacinia. Praesent dictum, justo eu viverra pretium, enim felis rutrum elit, eu porttitor odio mi et mi. Sed vel sapien at ex tincidunt condimentum. Pellentesque aliquet leo tellus, quis cursus turpis tristique rhoncus. Duis ac felis vitae dolor pellentesque laoreet eu vehicula eros. Morbi feugiat pulvinar orci, in aliquam nulla facilisis nec. Vestibulum rhoncus augue a magna euismod luctus. Suspendisse ut ante cursus orci lobortis semper eu eget metus. Etiam quis urna ut turpis vehicula ornare.</text:p>
      <text:p text:style-name="P2">Aenean mattis sed risus non blandit. Nulla a efficitur odio. Etiam posuere nunc neque, vel posuere velit ultrices sit amet. Donec efficitur purus quis augue dignissim, eget tempus justo rutrum. Pellentesque vitae libero eget nisi interdum commodo. Morbi imperdiet est lectus, eu ultricies nulla gravida ac. Nullam fermentum vel sapien at tincidunt. Morbi nisi est, dapibus eget est nec, feugiat consectetur nunc. Morbi venenatis viverra metus sit amet iaculis. In luctus ante nec euismod ornare. Nunc nec ligula tristique, mollis sapien vel, laoreet mi. Nullam eu consequat felis, vel mattis augue.</text:p>
      <text:p text:style-name="P2">Nulla facilisi. Nullam nec dolor tortor. Duis sit amet lorem tincidunt, feugiat augue a, dictum eros. Sed vel tincidunt neque. Nunc dictum velit a erat tristique maximus. Nulla et turpis nibh. Mauris est nibh, mattis imperdiet lobortis sed, lacinia sed libero. Nunc eget magna vel nisi mollis consectetur eget eget felis. Nam ultricies velit et pharetra placerat. Sed eget lectus vitae magna pulvinar sollicitudin. Ut posuere risus enim, ut rutrum nulla mattis eu. Nulla turpis ex, vestibulum quis nulla eget, pharetra tempor erat. Nunc feugiat ultrices nulla, eget aliquet ipsum tincidunt non. Nulla id felis nec orci ornare auctor vitae <text:soft-page-break/>aliquam nisl. Integer nunc sapien, molestie aliquet odio at, scelerisque interdum ligula. Integer vulputate neque vestibulum justo dapibus interdum.</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10:05:19.492864468</meta:creation-date>
    <dc:date>2018-05-19T10:05:59.183931614</dc:date>
    <meta:editing-duration>PT40S</meta:editing-duration>
    <meta:editing-cycles>1</meta:editing-cycles>
    <meta:document-statistic meta:table-count="0" meta:image-count="0" meta:object-count="0" meta:page-count="2" meta:paragraph-count="6" meta:word-count="579" meta:character-count="3891" meta:non-whitespace-character-count="3318"/>
    <meta:generator>LibreOffice/5.1.6.2$Linux_X86_64 LibreOffice_project/10m0$Build-2</meta:generator>
  </office:meta>
</office:document-meta>
</file>